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itle" style:master-page-name="Standard">
      <style:paragraph-properties style:page-number="auto"/>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Times New Roman" fo:font-size="12pt" style:font-name-asian="Georgia" style:font-size-asian="12pt" style:font-name-complex="Georgia" style:font-size-complex="12pt"/>
    </style:style>
    <style:style style:name="T3" style:family="text">
      <style:text-properties fo:color="#000000" style:font-name="Times New Roman" fo:font-size="12pt" fo:font-style="normal" style:font-name-asian="Georgia" style:font-size-asian="12pt" style:font-style-asian="normal" style:font-name-complex="Georgia" style:font-size-complex="12pt" style:font-style-complex="normal"/>
    </style:style>
    <style:style style:name="T4" style:family="text">
      <style:text-properties fo:color="#000000" style:font-name="Times New Roman" fo:font-size="12pt" fo:font-style="normal" fo:font-weight="bold" style:font-name-asian="Georgia" style:font-size-asian="12pt" style:font-style-asian="normal" style:font-weight-asian="bold" style:font-name-complex="Georgia" style:font-size-complex="12pt" style:font-style-complex="normal" style:font-weight-complex="bold"/>
    </style:style>
    <style:style style:name="T5" style:family="text">
      <style:text-properties fo:color="#000000" style:font-name="Times New Roman" fo:font-size="12pt" fo:font-style="normal" style:text-underline-style="solid" style:text-underline-width="auto" style:text-underline-color="font-color" style:font-name-asian="Georgia" style:font-size-asian="12pt" style:font-style-asian="normal" style:font-name-complex="Georgia" style:font-size-complex="12pt"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o Holds the Title to Your Stuff?</text:p>
      <text:p text:style-name="P1"/>
      <text:p text:style-name="Standard"><text:span text:style-name="T1">Read:</text:span> Luke 10:30-35</text:p>
      <text:p text:style-name="Standard"><text:s/></text:p>
      <text:p text:style-name="Standard"><text:span text:style-name="T1">Text: </text:span>I Timothy 6:10 “<text:span text:style-name="T2">For the love of money is the root of all evil: which while some coveted after, they have erred from the faith, and pierced themselves through with many sorrows.” </text:span></text:p>
      <text:p text:style-name="Standard"/>
      <text:p text:style-name="Standard"><text:span text:style-name="T1">Introduction:</text:span> Helping others is a costly business. Although I can testify that it always pays to be generous I can also tell you that some-times your reward will not be redeemed in this lifetime. Being a generous person will cost to you personally. If every time we were generous we got immediate payback then generosity would be easy. Sometimes you will give and not be repaid or rewarded in any visible way. You could stay up all night helping someone only to not receive even a “thank you.” In the story of the Good Samaritan we see four different attitudes about our money and our stuff.</text:p>
      <text:p text:style-name="Standard"/>
      <text:p text:style-name="Standard"><text:span text:style-name="T1">I. The Thieves believed: What’s yours is mine.</text:span> They not only emptied the man's pockets they stole his pants (with his pockets) and beat him up. You don't have to be a highway robber to live by this rule. You can be a greedy businessman or living on welfare. There may be <text:s/>pastors who take advantage of their congregation because they view them in this way.</text:p>
      <text:p text:style-name="Standard"/>
      <text:p text:style-name="Standard"><text:span text:style-name="T1">II. The Priest and Levite believed: What’s mine is mine.</text:span> They just moved aside and walked on by. These were men who had been born and bred into a life of sacrifice but they had lost their heart for those who were downtrodden. Both the priest and the levite saw the man in his beaten and bruised condition. Both of them realized that someone should help the man but didn't see the need to be that one. They work-ed hard and were underpaid. It wasn't their responsibility.</text:p>
      <text:p text:style-name="Standard"/>
      <text:p text:style-name="Standard"><text:span text:style-name="T1">III. The Inn Keeper believed: What’s yours will be mine.</text:span> This player, in the story, is usually overlooked however his attitude toward money is one that many entrepreneurs have today. They view people as customers and little more. When people with this attitude enter the ministry they tend to take advantage of people in their ministries. <text:s/>(Jack Hyles and donated car).</text:p>
      <text:p text:style-name="Standard"/>
      <text:p text:style-name="Standard"><text:span text:style-name="T1">IV. The Samaritan believed: What’s mine is yours (Gods’).</text:span> The Samaritan did not see a Jew laying by the road. He did not see a foreigner laying by the road. He saw a broken needy man. He saw a wounded man with no clothes and no means of helping himself. He never even checked his billfold. He saw the man and had compassion. The scriptures say that he went to him and bound up his wounds. Where did he get the bandages? He probably sacrificed a piece of his own clothing to use as bandages. He reached into his bag and used his own wine to cleanse the wounds and his own oil to seal the wounds. He picked up the man and placed him on his donkey (he even got blood on his saddle) and took him to an inn. (That was as close as one could get to a hospital in that day). He cared for him that night and provided money to make sure that he was made whole.</text:p>
      <text:p text:style-name="Standard"><text:s text:c="2"/>What is it that this man has that makes him so different from the others in the story?<text:span text:style-name="T3"> He is the only one to recognize where his wealth comes from. His understanding is that his possessions come from God. <text:s/>His actions indicate that he is unselfish with his time as well as his possessions. He believes that when he sees a need that it is his duty to try to help. He may not be able to resolve every situation but he will do what he can and this wounded man is someone that he can help.</text:span></text:p>
      <text:p text:style-name="Standard"><text:span text:style-name="T3"/></text:p>
      <text:p text:style-name="Standard"><text:span text:style-name="T4">Conclude:</text:span><text:span text:style-name="T3"> Where do you find your attitude in this story? Which character do you relate to? None of us want to be associated with the thieves. Some can relate to the priest and levite and many are similar to the innkeeper but to be honest far too few, of us, have the attitude of the Samaritian.</text:span></text:p>
      <text:p text:style-name="Standard"><text:span text:style-name="T3"><text:s text:c="2"/></text:span><text:span text:style-name="T5">Who holds the title to your stuff</text:span><text:span text:style-name="T3">? If you don't want to lose your stuff then I recommend that you quickly put it all in God's bank account. He will hold it safely for you and return it someday with inter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Standard" style:next-style-name="Subtitle" style:class="chapter">
      <style:paragraph-properties fo:text-align="center" style:justify-single-word="false"/>
      <style:text-properties fo:font-size="14pt"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8*"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Who Holds the Title to Your Stuff</dc:title>
    <meta:initial-creator>Joel Tice</meta:initial-creator>
    <meta:creation-date>2016-04-20T07:48:00</meta:creation-date>
    <dc:creator>Joel  Tice</dc:creator>
    <dc:date>2016-04-30T18:26:40.76</dc:date>
    <meta:editing-cycles>6</meta:editing-cycles>
    <meta:editing-duration>PT1H48M21S</meta:editing-duration>
    <meta:generator>OpenOffice/4.1.2$Win32 OpenOffice.org_project/412m3$Build-9782</meta:generator>
    <meta:document-statistic meta:table-count="0" meta:image-count="0" meta:object-count="0" meta:page-count="1" meta:paragraph-count="12" meta:word-count="729" meta:character-count="3864"/>
  </office:meta>
</office:document-meta>
</file>